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5" style:family="table">
      <style:table-properties style:width="7.6875in" fo:margin-left="0.4729in" table:align="left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5.9375in"/>
    </style:style>
    <style:style style:name="Table5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in" fo:border="0.5pt solid #000000" style:writing-mode="page"/>
    </style:style>
    <style:style style:name="Table5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7.6875in" fo:margin-left="0.4729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5.9375in"/>
    </style:style>
    <style:style style:name="Table6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6.B1" style:family="table-cell">
      <style:table-cell-properties fo:padding="0in" fo:border="0.5pt solid #000000" style:writing-mode="page"/>
    </style:style>
    <style:style style:name="Table6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6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text-line-through-style="none" style:text-line-through-type="none" style:font-name="DejaVu Sans Condensed" officeooo:rsid="0044d7a1" officeooo:paragraph-rsid="00487e79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normal" officeooo:rsid="0044d7a1" officeooo:paragraph-rsid="00487e79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normal" officeooo:rsid="0043d238" officeooo:paragraph-rsid="00487e79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normal" officeooo:rsid="00548474" officeooo:paragraph-rsid="0054847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style="italic" fo:font-weight="normal" officeooo:rsid="00487e79" officeooo:paragraph-rsid="00487e79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text-line-through-style="none" style:text-line-through-type="none" style:font-name="DejaVu Sans Condensed" fo:font-weight="bold" officeooo:rsid="0043d238" officeooo:paragraph-rsid="00487e79" style:font-weight-asian="bold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" officeooo:rsid="0043d238" officeooo:paragraph-rsid="00487e79"/>
    </style:style>
    <style:style style:name="P9" style:family="paragraph" style:parent-style-name="Standard">
      <style:text-properties style:text-line-through-style="none" style:text-line-through-type="none" style:font-name="DejaVu Sans Condensed" fo:font-style="italic" officeooo:rsid="00487e79" officeooo:paragraph-rsid="00487e79" style:font-style-asian="italic" style:font-style-complex="italic"/>
    </style:style>
    <style:style style:name="P10" style:family="paragraph" style:parent-style-name="Standard">
      <style:text-properties style:text-line-through-style="none" style:text-line-through-type="none" style:font-name="DejaVu Sans Condensed" officeooo:rsid="00548474" officeooo:paragraph-rsid="00548474"/>
    </style:style>
    <style:style style:name="P11" style:family="paragraph" style:parent-style-name="Standard">
      <style:text-properties style:font-name="DejaVu Sans Condensed" officeooo:rsid="0044d7a1" officeooo:paragraph-rsid="00487e79"/>
    </style:style>
    <style:style style:name="P12" style:family="paragraph" style:parent-style-name="Standard">
      <style:text-properties style:font-name="DejaVu Sans Condensed" fo:font-weight="bold" officeooo:paragraph-rsid="00487e79" style:font-weight-asian="bold" style:font-weight-complex="bold"/>
    </style:style>
    <style:style style:name="P13" style:family="paragraph" style:parent-style-name="Standard">
      <style:text-properties style:font-name="DejaVu Sans Condensed" officeooo:paragraph-rsid="00487e79"/>
    </style:style>
    <style:style style:name="P14" style:family="paragraph" style:parent-style-name="Standard">
      <style:text-properties style:font-name="DejaVu Sans Condensed" fo:font-size="12pt" officeooo:rsid="0044870f" officeooo:paragraph-rsid="00487e79" style:font-size-asian="12pt" style:font-size-complex="12pt"/>
    </style:style>
    <style:style style:name="P15" style:family="paragraph" style:parent-style-name="Standard">
      <style:text-properties officeooo:paragraph-rsid="00487e79"/>
    </style:style>
    <style:style style:name="P16" style:family="paragraph" style:parent-style-name="Standard">
      <style:paragraph-properties fo:text-align="start" style:justify-single-word="false"/>
      <style:text-properties officeooo:paragraph-rsid="0019eb27"/>
    </style:style>
    <style:style style:name="P17" style:family="paragraph" style:parent-style-name="Standard" style:list-style-name="L1">
      <style:text-properties officeooo:paragraph-rsid="00487e79"/>
    </style:style>
    <style:style style:name="P18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487e79" officeooo:paragraph-rsid="00487e79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text-line-through-style="none" style:text-line-through-type="none" style:font-name="DejaVu Sans Condensed" fo:font-size="12pt" fo:font-weight="normal" officeooo:rsid="0044d7a1" officeooo:paragraph-rsid="00487e79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7aba" officeooo:paragraph-rsid="00548474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657aba" officeooo:paragraph-rsid="00548474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43d238" officeooo:paragraph-rsid="00487e79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text-properties style:text-line-through-style="none" style:text-line-through-type="none" style:font-name="DejaVu Sans Condensed" fo:font-size="12pt" fo:font-style="normal" fo:font-weight="normal" officeooo:rsid="00487e79" officeooo:paragraph-rsid="00487e7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fb88" style:font-weight-asian="bold" style:font-weight-complex="bold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44d7a1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43d238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487e79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bold" officeooo:rsid="00487e79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4977b2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41cbee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48474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normal" officeooo:rsid="0044d7a1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fo:font-weight="normal" officeooo:rsid="0043d238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fo:font-size="12pt" officeooo:rsid="0043d238" style:font-size-asian="12pt" style:font-size-complex="12pt"/>
    </style:style>
    <style:style style:name="T19" style:family="text">
      <style:text-properties style:text-line-through-style="none" style:text-line-through-type="none" fo:font-size="12pt" officeooo:rsid="00461191" style:font-size-asian="12pt" style:font-size-complex="12pt"/>
    </style:style>
    <style:style style:name="T20" style:family="text">
      <style:text-properties style:text-line-through-style="none" style:text-line-through-type="none" fo:font-size="12pt" officeooo:rsid="00548474" style:font-size-asian="12pt" style:font-size-complex="12pt"/>
    </style:style>
    <style:style style:name="T21" style:family="text">
      <style:text-properties style:text-line-through-style="none" style:text-line-through-type="none" fo:font-weight="bold" style:font-weight-asian="bold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43d238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487e79" style:font-size-asian="12pt" style:font-weight-asian="normal" style:font-size-complex="12pt" style:font-weight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392ee3" style:font-size-asian="12pt" style:font-size-complex="12pt"/>
    </style:style>
    <style:style style:name="T27" style:family="text">
      <style:text-properties officeooo:rsid="0044d7a1"/>
    </style:style>
    <style:style style:name="T28" style:family="text">
      <style:text-properties officeooo:rsid="00487e79"/>
    </style:style>
    <style:style style:name="T29" style:family="text">
      <style:text-properties officeooo:rsid="00527e55"/>
    </style:style>
    <style:style style:name="T30" style:family="text">
      <style:text-properties officeooo:rsid="00657a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0">5</text:span><text:span text:style-name="T14">0</text:span><text:span text:style-name="T10">1</text:span><text:span text:style-name="T9"> - </text:span><text:span text:style-name="T11">A/G</text:span><text:span text:style-name="T12"> - </text:span><text:span text:style-name="T15">Pilot - </text:span><text:span text:style-name="T13">Petrovich AI</text:span></text:p>
      <text:p text:style-name="P5"/>
      <text:p text:style-name="P7"><text:span text:style-name="T26">W</text:span><text:span text:style-name="T25">hen in back seat:</text:span></text:p>
      <text:list xml:id="list2202334344" text:style-name="L1">
        <text:list-item>
          <text:p text:style-name="P18">Petrovich has two modes, "quick" and "full" for lack of official terms.</text:p>
        </text:list-item>
      </text:list>
      <text:p text:style-name="P9"><text:span text:style-name="T24">Q</text:span><text:span text:style-name="T22">uick mode</text:span></text:p>
      <text:list xml:id="list204246916352427" text:continue-numbering="true" text:style-name="L1">
        <text:list-item>
          <text:p text:style-name="P17"><text:span text:style-name="T7">Quick mode</text:span><text:span text:style-name="T6"> is to press </text:span><text:span text:style-name="T8">Gray Reset Hat forward</text:span><text:span text:style-name="T6"> (mapped to </text:span><text:span text:style-name="T4">Select target with ASP-17/Order to fire</text:span><text:span text:style-name="T6">).</text:span></text:p>
        </text:list-item>
        <text:list-item>
          <text:p text:style-name="P19">If Petrovich has not been assigned a target, <text:span text:style-name="T28">the </text:span>first press orders him to scan the area inside the gunsight for a target. <text:s/><text:span text:style-name="T28">The s</text:span>econd press orders him to fire ATGM at target.</text:p>
        </text:list-item>
      </text:list>
      <text:p text:style-name="P6">Full mode</text:p>
      <text:list xml:id="list1010469314" text:style-name="L2">
        <text:list-item>
          <text:p text:style-name="P23">Full mode is to press <text:span text:style-name="T1">Trim Hat press</text:span>, which brings up the <text:span text:style-name="T1">Petrovich reticle</text:span>. <text:s/>It starts in <text:span text:style-name="T1">Target Designation mode</text:span>. <text:s/>Boxes around numbers are <text:span text:style-name="T1">red</text:span> when weapons are <text:span text:style-name="T1">not ready</text:span>, <text:span text:style-name="T1">yellow</text:span> when weapons are <text:span text:style-name="T1">warming up</text:span>, and <text:span text:style-name="T2">light or dark </text:span><text:span text:style-name="T1">green</text:span> when weapons are <text:span text:style-name="T1">ready</text:span>.</text:p>
        </text:list-item>
      </text:list>
      <text:p text:style-name="P12"><text:span text:style-name="T18">Target Designation</text:span><text:span text:style-name="T20"> mode</text:span><text:span text:style-name="T19">:</text:span></text:p>
      <table:table table:name="Table5" table:style-name="Table5">
        <table:table-column table:style-name="Table5.A"/>
        <table:table-column table:style-name="Table5.B"/>
        <table:table-row table:style-name="TableLine1810814835792">
          <table:table-cell table:style-name="Table5.A1" office:value-type="string">
            <text:p text:style-name="P2">Left Short</text:p>
          </table:table-cell>
          <table:table-cell table:style-name="Table5.B1" office:value-type="string">
            <text:p text:style-name="P4">Show countermeasures panel. <text:s/><text:span text:style-name="T30">Change countermeasures as desired:</text:span></text:p>
            <text:list xml:id="list4185611421" text:style-name="L3">
              <text:list-item>
                <text:p text:style-name="P20"><text:span text:style-name="T1">Interval</text:span>: <text:span text:style-name="T1">Trim Hat up short</text:span></text:p>
              </text:list-item>
              <text:list-item>
                <text:p text:style-name="P20"><text:span text:style-name="T1">Series</text:span>: <text:span text:style-name="T1">Trim Hat right short</text:span></text:p>
              </text:list-item>
              <text:list-item>
                <text:p text:style-name="P20"><text:span text:style-name="T1">Side</text:span>: <text:span text:style-name="T1">Trim Hat down short</text:span></text:p>
              </text:list-item>
              <text:list-item>
                <text:p text:style-name="P21"><text:span text:style-name="T1">Type</text:span>: <text:span text:style-name="T1">Trim Hat down long</text:span></text:p>
              </text:list-item>
            </text:list>
          </table:table-cell>
        </table:table-row>
        <table:table-row table:style-name="TableLine1810814831984">
          <table:table-cell table:style-name="Table5.A2" office:value-type="string">
            <text:p text:style-name="P10">Right Short</text:p>
          </table:table-cell>
          <table:table-cell table:style-name="Table5.B2" office:value-type="string">
            <text:p text:style-name="P4">Change ATGM type</text:p>
          </table:table-cell>
        </table:table-row>
        <table:table-row table:style-name="TableLine1810814823280">
          <table:table-cell table:style-name="Table5.A2" office:value-type="string">
            <text:p text:style-name="P3">Left Long/Right Long</text:p>
          </table:table-cell>
          <table:table-cell table:style-name="Table5.B2" office:value-type="string">
            <text:p text:style-name="P11">--</text:p>
          </table:table-cell>
        </table:table-row>
        <table:table-row table:style-name="TableLine1810814832528">
          <table:table-cell table:style-name="Table5.A2" office:value-type="string">
            <text:p text:style-name="P3">Up Long</text:p>
          </table:table-cell>
          <table:table-cell table:style-name="Table5.B2" office:value-type="string">
            <text:list xml:id="list2209633229" text:style-name="L4">
              <text:list-item>
                <text:p text:style-name="P22"><text:span text:style-name="T27">I</text:span>f weapons not enabled, commands Petrovich to set all switches for weapon employment. <text:s/>ATGM system takes 3-4 minutes to warm up.</text:p>
              </text:list-item>
              <text:list-item>
                <text:p text:style-name="P22">If weapons are enabled, toggles Petrovich's ROE between Weapons Hold <text:span text:style-name="T29">(light green) </text:span>and Weapons Free <text:span text:style-name="T29">(dark green)</text:span>.</text:p>
              </text:list-item>
            </text:list>
          </table:table-cell>
        </table:table-row>
        <table:table-row table:style-name="TableLine1810814827088">
          <table:table-cell table:style-name="Table5.A2" office:value-type="string">
            <text:p text:style-name="P1"><text:span text:style-name="T22">Up </text:span><text:span text:style-name="T23">Short</text:span></text:p>
          </table:table-cell>
          <table:table-cell table:style-name="Table5.B2" office:value-type="string">
            <text:p text:style-name="P15"><text:span text:style-name="T4">E</text:span><text:span text:style-name="T5">nable sight gyros (takes 5-7 secs) and scan for targets in direction you're looking (+/-60 deg from centerline). <text:s/>Targets found will be displayed in </text:span><text:span text:style-name="T6">the </text:span><text:span text:style-name="T7">Target List</text:span><text:span text:style-name="T5"> </text:span><text:span text:style-name="T6">(below).</text:span></text:p>
          </table:table-cell>
        </table:table-row>
        <table:table-row table:style-name="TableLine1810814834704">
          <table:table-cell table:style-name="Table5.A2" office:value-type="string">
            <text:p text:style-name="P2">Down Short</text:p>
          </table:table-cell>
          <table:table-cell table:style-name="Table5.B2" office:value-type="string">
            <text:p text:style-name="P3"><text:span text:style-name="T27">U</text:span>ndesignate target, turn off gyros.</text:p>
          </table:table-cell>
        </table:table-row>
      </table:table>
      <text:p text:style-name="P12"><text:span text:style-name="T18">Target List</text:span><text:span text:style-name="T20"> mode</text:span><text:span text:style-name="T19">:</text:span></text:p>
      <table:table table:name="Table6" table:style-name="Table6">
        <table:table-column table:style-name="Table6.A"/>
        <table:table-column table:style-name="Table6.B"/>
        <table:table-row table:style-name="TableLine1810814833888">
          <table:table-cell table:style-name="Table6.A1" office:value-type="string">
            <text:p text:style-name="P2">Left Short</text:p>
          </table:table-cell>
          <table:table-cell table:style-name="Table6.B1" office:value-type="string">
            <text:p text:style-name="P2">--</text:p>
          </table:table-cell>
        </table:table-row>
        <table:table-row table:style-name="TableLine1810814829808">
          <table:table-cell table:style-name="Table6.A2" office:value-type="string">
            <text:p text:style-name="P3">Right Short</text:p>
          </table:table-cell>
          <table:table-cell table:style-name="Table6.B2" office:value-type="string">
            <text:p text:style-name="P8">Designates selected target.</text:p>
          </table:table-cell>
        </table:table-row>
        <table:table-row table:style-name="TableLine1810814831440">
          <table:table-cell table:style-name="Table6.A2" office:value-type="string">
            <text:p text:style-name="P3">Left Long/Right Long</text:p>
          </table:table-cell>
          <table:table-cell table:style-name="Table6.B2" office:value-type="string">
            <text:p text:style-name="P11">--</text:p>
          </table:table-cell>
        </table:table-row>
        <table:table-row table:style-name="TableLine1810814825184">
          <table:table-cell table:style-name="Table6.A2" office:value-type="string">
            <text:p text:style-name="P3">Up Short/Down Short</text:p>
          </table:table-cell>
          <table:table-cell table:style-name="Table6.B2" office:value-type="string">
            <text:p text:style-name="P3">Moves target selector up/down.</text:p>
          </table:table-cell>
        </table:table-row>
        <table:table-row table:style-name="TableLine1810814835248">
          <table:table-cell table:style-name="Table6.A2" office:value-type="string">
            <text:p text:style-name="P13"><text:span text:style-name="T16">Up </text:span><text:span text:style-name="T17">Long/Down Long</text:span></text:p>
          </table:table-cell>
          <table:table-cell table:style-name="Table6.B2" office:value-type="string">
            <text:p text:style-name="P3">--</text:p>
          </table:table-cell>
        </table:table-row>
      </table:table>
      <text:p text:style-name="P14"><text:span text:style-name="T3">If you don't want to engage any of the targets, select any one of them with </text:span><text:span text:style-name="T21">Right Short</text:span><text:span text:style-name="T3"> to return to </text:span><text:span text:style-name="T21">Target Designation mode</text:span><text:span text:style-name="T3">, then command a new search with </text:span><text:span text:style-name="T21">Up Short</text:span><text:span text:style-name="T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0-20T20:42:45.738000000</dc:date>
    <meta:editing-duration>PT10H29M15S</meta:editing-duration>
    <meta:editing-cycles>55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38" meta:word-count="309" meta:character-count="1728" meta:non-whitespace-character-count="1461"/>
  </office:meta>
</office:document-meta>
</file>